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2-11T00:06:23.805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8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4035,665,&lt;77,0&gt;,&lt;82,9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814,210,&lt;74,0&gt;,&lt;75,10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(716,97,&lt;29,0&gt;,&lt;29,9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(621,93,&lt;27,0&gt;,&lt;27,9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(336,78,&lt;17,0&gt;,&lt;17,7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(277,57,&lt;15,0&gt;,&lt;15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(675,98,&lt;23,0&gt;,&lt;27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(244,91,&lt;9,0&gt;,&lt;9,9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(1376,1283,&lt;66,0&gt;,&lt;107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{}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(1686,96,&lt;59,0&gt;,&lt;59,96&gt;): FALSE "inferred types"test fails for arguments: {&lt;"","",-868418005,true,0.4911152200197506&gt;,&lt;"32E3","\u2028",-2089569324,true,0.3289223961384463&gt;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(1201,79,&lt;51,0&gt;,&lt;51,79&gt;): FALSE "inferred types"test fails for arguments: {&lt;"8E8",-1929618858&gt;,&lt;"",-1929645966&gt;,&lt;"",1795846111&gt;,&lt;"",-615221334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500 tests executed; 38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Cannot execute due to compilation errors</text:p>
          </table:table-cell>
          <table:table-cell table:number-columns-repeated="102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08:10:01.0824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11T08:11:19.665209000</dc:date>
    <meta:editing-duration>P33DT3H9M44S</meta:editing-duration>
    <meta:editing-cycles>122</meta:editing-cycles>
    <meta:generator>LibreOffice/4.3.3.2$MacOSX_X86_64 LibreOffice_project/9bb7eadab57b6755b1265afa86e04bf45fbfc644</meta:generator>
    <meta:document-statistic meta:table-count="5" meta:cell-count="475" meta:object-count="0"/>
  </office:meta>
</office:document-meta>
</file>